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text-position="0% 100%" style:font-name="Times New Roman" fo:font-style="normal" style:font-name-asian="Tahoma" style:font-style-asian="normal" style:font-name-complex="Tahoma"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master-page-name="">
      <style:paragraph-properties style:page-number="auto" fo:keep-with-next="always"/>
    </style:style>
    <style:style style:name="T1" style:family="text">
      <style:text-properties style:text-position="super 58%"/>
    </style:style>
    <style:style style:name="T2" style:family="text">
      <style:text-properties style:font-name="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90-93</text:p>
      <text:p text:style-name="Subtitle">David A. Wheeler, 2011-02-21</text:p>
      <text:h text:style-name="Heading_20_1" text:outline-level="1">Lesson 90: Double-angle/Half-angle identities</text:h>
      <text:p text:style-name="Text_20_body">This lesson does double-duty; it shows identities for sin 2A, cos 2A, sin A/2, and cos A/2... and also shows how these kinds of expressions can be manipulated to simplify an expression.</text:p>
      <text:p text:style-name="Text_20_body"/>
      <text:p text:style-name="Text_20_body">Since:</text:p>
      <text:p text:style-name="Text_20_body"><text:tab/>sin (A + B) = sin A cos B + cos A sin B</text:p>
      <text:p text:style-name="Text_20_body">We can find sin 2A by replacing B=A:</text:p>
      <text:p text:style-name="Text_20_body"><text:tab/>sin 2A = sin A cos A + cos A sin A = 2 sin A cos A</text:p>
      <text:p text:style-name="Text_20_body"/>
      <text:p text:style-name="Text_20_body">Similarly, since:</text:p>
      <text:p text:style-name="Text_20_body"><text:tab/>cos (A + B) = cos A cos B – sin A sin B</text:p>
      <text:p text:style-name="Text_20_body">We can determine that:</text:p>
      <text:p text:style-name="Text_20_body"><text:tab/>cos 2A = cos A cos A – sin A sin A = cos<text:span text:style-name="T1">2</text:span> A – sin<text:span text:style-name="T1">2</text:span> A</text:p>
      <text:p text:style-name="Text_20_body">And since sin<text:span text:style-name="T1">2</text:span> A + cos<text:span text:style-name="T1">2</text:span> A = 1, these are true too:</text:p>
      <text:p text:style-name="Text_20_body"><text:tab/>cos 2A = cos<text:span text:style-name="T1">2</text:span> A – sin<text:span text:style-name="T1">2</text:span> A = (1-sin<text:span text:style-name="T1">2</text:span> A) – sin<text:span text:style-name="T1">2</text:span> A = 1 – 2 sin<text:span text:style-name="T1">2</text:span> A</text:p>
      <text:p text:style-name="Text_20_body"><text:tab/>cos 2A = cos<text:span text:style-name="T1">2</text:span> A – sin<text:span text:style-name="T1">2</text:span> A = cos<text:span text:style-name="T1">2</text:span> A – ( 1 – cos<text:span text:style-name="T1">2</text:span> A) = 2cos<text:span text:style-name="T1">2</text:span> A – 1</text:p>
      <text:p text:style-name="Text_20_body"/>
      <text:p text:style-name="Text_20_body">We can use the last two equations to find half-angle identities – what sin (x/2) and cos (x/2) are.</text:p>
      <text:p text:style-name="Text_20_body">Let’s start with the first one:</text:p>
      <text:p text:style-name="Text_20_body"><draw:frame draw:style-name="fr1" draw:name="Object4" text:anchor-type="as-char" svg:width="1.5228in" svg:height="1.4811in" draw:z-index="0"><draw:object xlink:href="./Object 4" xlink:type="simple" xlink:show="embed" xlink:actuate="onLoad"/><draw:image xlink:href="./ObjectReplacements/Object 4" xlink:type="simple" xlink:show="embed" xlink:actuate="onLoad"/></draw:frame></text:p>
      <text:p text:style-name="Text_20_body">The last step replaces “A” with “x/2”; you replace all occurrences of an arbitrary expression with another, as long as you don’t violate math rules (e.g., dividing by zero).</text:p>
      <text:p text:style-name="Text_20_body"><text:soft-page-break/><draw:frame draw:style-name="fr1" draw:name="Object5" text:anchor-type="as-char" svg:width="1.572in" svg:height="1.4811in" draw:z-index="1"><draw:object xlink:href="./Object 5" xlink:type="simple" xlink:show="embed" xlink:actuate="onLoad"/><draw:image xlink:href="./ObjectReplacements/Object 5" xlink:type="simple" xlink:show="embed" xlink:actuate="onLoad"/></draw:frame></text:p>
      <text:p text:style-name="Text_20_body"/>
      <text:h text:style-name="Heading_20_1" text:outline-level="1">Lesson 91: Geometric Progressions</text:h>
      <text:p text:style-name="Text_20_body">Lesson 86 introduced the “progressions” (a sequence where each term depends on the previous one) and the “arithmetic progression” (a progression where each term equals the previous term plus some constant, the “common difference”).</text:p>
      <text:p text:style-name="Text_20_body">If you multiply the previous term, instead of adding, you have a geometric progression, and the constant is then called the “common ratio”, often shown as “r”.</text:p>
      <text:p text:style-name="Text_20_body">So if the common ratio=2, and the first term is 3, we have the geometric progression:</text:p>
      <text:p text:style-name="Text_20_body"><text:tab/>3, 6, 12, 24, ...</text:p>
      <text:p text:style-name="Text_20_body">The “geometric means” are merely the intermediate values. <text:s/>So if we have have a geometric progression starting at 4, ending at 108, and we want to know the two geometric means between them, that means that we have this progression:</text:p>
      <text:p text:style-name="Text_20_body"><text:tab/>4, ___, ___, 108</text:p>
      <text:p text:style-name="Text_20_body">So we have 4, 4r<text:span text:style-name="T1">1</text:span>, 4r<text:span text:style-name="T1">2</text:span>, and 4r<text:span text:style-name="T1">3</text:span> = 108. <text:s/>With the last one we can solve for r:</text:p>
      <text:p text:style-name="Text_20_body"><text:tab/>r<text:span text:style-name="T1">3</text:span> = 108/4 = 27</text:p>
      <text:p text:style-name="Text_20_body"><text:tab/>r = 3</text:p>
      <text:p text:style-name="Text_20_body">So the real progression is:</text:p>
      <text:p text:style-name="Text_20_body"><text:tab/>4, 12, 36, 108</text:p>
      <text:p text:style-name="Text_20_body">thus the two geometric means are 12 and 36.</text:p>
      <text:p text:style-name="Text_20_body"/>
      <text:p text:style-name="Text_20_body">One problem with Saxon’s material is that he often doesn’t show why anyone would care about these math facts, or how to use them. <text:s/>So let’s see a real example! <text:s/>It turns out that the standard Western musical scale (“equal temperament”) is built on geometric progression. <text:s/>A note is an “octave higher” when it is twice the frequency of the original pitch. <text:s/>In typical Western music, each note’s frequency is determined by multiplying the previous note by a constant value (r). <text:s/>You can determine the value of r just from this information, along with the knowledge of how many notes there are in an octave:</text:p>
      <text:p text:style-name="Text_20_body"><text:tab/>A, A#, B, C, C#, D, D#, E, F, F#, G, G#, A (octave, 2x original)</text:p>
      <text:p text:style-name="Text_20_body">Since this is a geometric progression, they will have numerical frequencies of these values:</text:p>
      <text:p text:style-name="Text_20_body"><text:tab/>A, <text:s/>_, _, _, _, _, _, _, _, _, _, _, 2A <text:s text:c="4"/>where “A” is the frequency of the first A</text:p>
      <text:p text:style-name="Text_20_body"><text:soft-page-break/><text:tab/>= Ar<text:span text:style-name="T1">0</text:span>, Ar<text:span text:style-name="T1">1</text:span>, Ar<text:span text:style-name="T1">2</text:span>, Ar<text:span text:style-name="T1">3</text:span>, Ar<text:span text:style-name="T1">4</text:span>, Ar<text:span text:style-name="T1">5</text:span>, Ar<text:span text:style-name="T1">6</text:span>, Ar<text:span text:style-name="T1">7</text:span>, Ar<text:span text:style-name="T1">8</text:span>, Ar<text:span text:style-name="T1">9</text:span>, Ar<text:span text:style-name="T1">10</text:span>, Ar<text:span text:style-name="T1">11</text:span>, Ar<text:span text:style-name="T1">12</text:span></text:p>
      <text:p text:style-name="P3">But since Ar<text:span text:style-name="T1">12</text:span> = 2A, dividing by “A” on both sides yields:</text:p>
      <text:p text:style-name="Text_20_body"><draw:frame draw:style-name="fr1" draw:name="Object6" text:anchor-type="as-char" svg:width="1.4071in" svg:height="0.4311in" draw:z-index="2"><draw:object xlink:href="./Object 6" xlink:type="simple" xlink:show="embed" xlink:actuate="onLoad"/><draw:image xlink:href="./ObjectReplacements/Object 6" xlink:type="simple" xlink:show="embed" xlink:actuate="onLoad"/></draw:frame></text:p>
      <text:p text:style-name="Text_20_body">So if A=440 Hz (modern standard pitch), then the notes immediately above it are:</text:p>
      <text:p text:style-name="Text_20_body"><draw:frame draw:style-name="fr1" draw:name="Object10" text:anchor-type="as-char" svg:width="4.9118in" svg:height="0.2339in" draw:z-index="3"><draw:object xlink:href="./Object 10" xlink:type="simple" xlink:show="embed" xlink:actuate="onLoad"/><draw:image xlink:href="./ObjectReplacements/Object 10" xlink:type="simple" xlink:show="embed" xlink:actuate="onLoad"/></draw:frame></text:p>
      <text:p text:style-name="Text_20_body">which comes out to about:</text:p>
      <text:p text:style-name="Text_20_body"><text:tab/>440, 466.1638, 493.8833, 523.2511, 554.3653, 587.3295, 622.2540, 659.2551, ...</text:p>
      <text:p text:style-name="Text_20_body">So the C above A=440Hz is about 523.25Hz.</text:p>
      <text:p text:style-name="Text_20_body"/>
      <text:h text:style-name="Heading_20_1" text:outline-level="1">Lesson 92: Probability of Either (Intersection and Union) / Notations for Permutations &amp; Combination</text:h>
      <text:p text:style-name="Text_20_body">When two events are mutually exclusive, the probability of either of the two events happening is the sum of their individual probabilities. <text:s/>E.G., a coin flip can be heads or tails, but not both... the probability of a coin flip being <text:span text:style-name="T3">either</text:span><text:span text:style-name="T4"> heads or tails = 50% + 50% = 100% (presuming it can’t land on-edge, etc.).</text:span></text:p>
      <text:p text:style-name="P2">This can be expressed as follows – given two events X and Y:</text:p>
      <text:p text:style-name="P2"><draw:frame draw:style-name="fr1" draw:name="Object11" text:anchor-type="as-char" svg:width="4.8984in" svg:height="0.1917in" draw:z-index="4"><draw:object xlink:href="./Object 11" xlink:type="simple" xlink:show="embed" xlink:actuate="onLoad"/><draw:image xlink:href="./ObjectReplacements/Object 11" xlink:type="simple" xlink:show="embed" xlink:actuate="onLoad"/></draw:frame></text:p>
      <text:p text:style-name="P2">Where there odd-shaped “U” is pronounced “union”.</text:p>
      <text:p text:style-name="P2">Many events aren’t mutually exclusive. <text:s/>E.G., calculating the probability of “drawing a face card (Jack, Queen, or King) or a heart from a 52-card deck” combines two different factors, and it’s possible to do both simultaneously. <text:s/>That’s because while there are 12 face cards and 13 hearts in a traditional 52-card deck, there are three cards that are both: Jack of hearts, Queen of hearts, and King of hearts. <text:s/>When X and Y aren’t mutually exclusive, we need to compensate for this or we’ll double-count the event. <text:s/>Thus, in the more general case, the probability of <text:span text:style-name="T3">either</text:span> of two events happening (including possibly both happening) is calculated as follows:</text:p>
      <text:p text:style-name="P2"><draw:frame draw:style-name="fr1" draw:name="Object12" text:anchor-type="as-char" svg:width="3.2839in" svg:height="0.1917in" draw:z-index="5"><draw:object xlink:href="./Object 12" xlink:type="simple" xlink:show="embed" xlink:actuate="onLoad"/><draw:image xlink:href="./ObjectReplacements/Object 12" xlink:type="simple" xlink:show="embed" xlink:actuate="onLoad"/></draw:frame></text:p>
      <text:p text:style-name="P2">Where the last term is:</text:p>
      <text:p text:style-name="P2"><draw:frame draw:style-name="fr1" draw:name="Object1" text:anchor-type="as-char" svg:width="4.648in" svg:height="0.1917in" draw:z-index="7"><draw:object xlink:href="./Object 1" xlink:type="simple" xlink:show="embed" xlink:actuate="onLoad"/><draw:image xlink:href="./ObjectReplacements/Object 1" xlink:type="simple" xlink:show="embed" xlink:actuate="onLoad"/></draw:frame></text:p>
      <text:p text:style-name="P2"/>
      <text:p text:style-name="P2">So the probability of getting a face card or a heart is:</text:p>
      <text:p text:style-name="P2"><draw:frame draw:style-name="fr2" draw:name="Object2" text:anchor-type="as-char" svg:y="-0.5929in" svg:width="5.2953in" svg:height="0.3929in" draw:z-index="8"><draw:object xlink:href="./Object 2" xlink:type="simple" xlink:show="embed" xlink:actuate="onLoad"/><draw:image xlink:href="./ObjectReplacements/Object 2" xlink:type="simple" xlink:show="embed" xlink:actuate="onLoad"/></draw:frame></text:p>
      <text:p text:style-name="P2">Similarly, the probability of getting a King or a heart from a 52-card deck is:</text:p>
      <text:p text:style-name="P2"><text:soft-page-break/><draw:frame draw:style-name="fr1" draw:name="Object13" text:anchor-type="as-char" svg:width="5.4681in" svg:height="0.3929in" draw:z-index="6"><draw:object xlink:href="./Object 13" xlink:type="simple" xlink:show="embed" xlink:actuate="onLoad"/><draw:image xlink:href="./ObjectReplacements/Object 13" xlink:type="simple" xlink:show="embed" xlink:actuate="onLoad"/></draw:frame></text:p>
      <text:p text:style-name="Text_20_body"/>
      <text:h text:style-name="Heading_20_1" text:outline-level="1">Lesson 93: Advanced Trig Identities / Triangle inequalities</text:h>
      <text:p text:style-name="Text_20_body">Trig equations can be hard to simplify – as I’ve noted many times before, the individual trig identities are not very powerful, and so it often requires a lot of trickery to change equations into a form where you can use them. <text:s/>Walk through the examples in the book, which should help. <text:s/>If we have time in class, we’ll do one.</text:p>
      <text:p text:style-name="Text_20_body">In general, look at what you have, and think about “what you wish you had instead”. <text:s/>Then see if there’s a way to multiply, divide, or do something else to get there. <text:s/>Don’t worry about having to try several approaches and reaching a dead end; that’s pretty normal, and you’ll get an intuition about what’s most likely to work after trying things out.</text:p>
      <text:p text:style-name="Text_20_body">A few general tips: <text:s/>The identity sin<text:span text:style-name="T1">2</text:span> A + cos<text:span text:style-name="T1">2</text:span> A = 1 is very useful. <text:s/>It means that <text:s/>sin<text:span text:style-name="T1">2</text:span> A = 1 - <text:s/>cos<text:span text:style-name="T1">2</text:span> A, and that <text:s/>cos<text:span text:style-name="T1">2</text:span> A = 1 - <text:s/>sin<text:span text:style-name="T1">2</text:span> A. <text:s/>Note that you can factor 1 - <text:s/>cos<text:span text:style-name="T1">2</text:span> A = (1 + cos A)(1 – cos A), too! <text:s/>This means that if you see cosine, and you’d like to combine it with sine, you may be able to convert it into one of these forms. <text:s/>For example, it’s often useful to convert things into cos<text:span text:style-name="T1">2</text:span> A <text:s/>or sin<text:span text:style-name="T1">2</text:span> A (so you can use this identity) – typically by multiplying out to get it. <text:s/>You may also find it’s useful to divide something by itself to get a “1” - because there are various identities including this one with a “1”.</text:p>
      <text:p text:style-name="Text_20_body"/>
      <text:p text:style-name="Text_20_body">“Triangle inequalities” is actually an extension of the Pythagorean theorem. If in a right triangle:</text:p>
      <text:p text:style-name="Text_20_body"><text:tab/>c<text:span text:style-name="T1">2</text:span> = a<text:span text:style-name="T1">2</text:span> + b<text:span text:style-name="T1">2</text:span></text:p>
      <text:p text:style-name="Text_20_body">Then in an obtuse triangle (angle &gt; 90<text:span text:style-name="T2">°</text:span>):</text:p>
      <text:p text:style-name="Text_20_body"><text:tab/>c<text:span text:style-name="T1">2</text:span> &gt; a<text:span text:style-name="T1">2</text:span> + b<text:span text:style-name="T1">2</text:span></text:p>
      <text:p text:style-name="Text_20_body">While for an acute triangle (angle &lt; <text:span text:style-name="T2">90°):</text:span></text:p>
      <text:p text:style-name="Text_20_body"><text:tab/>c<text:span text:style-name="T1">2</text:span> &lt; a<text:span text:style-name="T1">2</text:span> + b<text:span text:style-name="T1">2</text:span></text:p>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4</text:page-number> of <text:page-count>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David A. Wheeler</meta:initial-creator>
    <meta:creation-date>2007-09-03T22:43:21</meta:creation-date>
    <dc:creator>David A. Wheeler</dc:creator>
    <dc:date>2011-02-21T22:03:38.67</dc:date>
    <meta:printed-by>David A. Wheeler</meta:printed-by>
    <meta:print-date>2008-01-14T17:51:44</meta:print-date>
    <meta:editing-cycles>340</meta:editing-cycles>
    <meta:editing-duration>PT49H30M09S</meta:editing-duration>
    <meta:document-statistic meta:table-count="0" meta:image-count="0" meta:object-count="9" meta:page-count="4" meta:paragraph-count="69" meta:word-count="1194" meta:character-count="61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P</math:mi>
      <math:mrow>
        <math:mrow>
          <math:mo math:stretchy="false">(</math:mo>
          <math:mrow>
            <math:mi>X</math:mi>
            <math:mo math:stretchy="false">∩</math:mo>
            <math:mi>Y</math:mi>
          </math:mrow>
          <math:mo math:stretchy="false">)</math:mo>
        </math:mrow>
        <math:mo math:stretchy="false">=</math:mo>
        <math:mi>P</math:mi>
      </math:mrow>
      <math:mrow>
        <math:mrow>
          <math:mo math:stretchy="false">(</math:mo>
          <math:mrow>
            <math:mi>X</math:mi>
            <math:mtext>intersect</math:mtext>
            <math:mi>Y</math:mi>
          </math:mrow>
          <math:mo math:stretchy="false">)</math:mo>
        </math:mrow>
        <math:mo math:stretchy="false">=</math:mo>
        <math:mi>P</math:mi>
      </math:mrow>
      <math:mrow>
        <math:mo math:stretchy="false">(</math:mo>
        <math:mtext>both X and Y occur simultaneously</math:mtext>
        <math:mo math:stretchy="false">)</math:mo>
      </math:mrow>
    </math:mrow>
    <math:annotation math:encoding="StarMath 5.0">P(X intersection Y) = P(X "intersect" Y) = P("both X and Y occur simultaneously")
</math:annotation>
  </math:semantics>
</math:math>
</file>

<file path=Object 10/content.xml><?xml version="1.0" encoding="utf-8"?>
<!DOCTYPE math  PUBLIC '-//OpenOffice.org//DTD Modified W3C MathML 1.01//EN'  'math.dtd'>
<math:math xmlns:math="http://www.w3.org/1998/Math/MathML">
  <math:semantics>
    <math:mrow>
      <math:mn>440,</math:mn>
      <math:mn>440</math:mn>
      <math:msup>
        <math:mrow>
          <math:mo math:stretchy="false">(</math:mo>
          <math:mroot>
            <math:mn>2</math:mn>
            <math:mn>12</math:mn>
          </math:mroot>
          <math:mo math:stretchy="false">)</math:mo>
        </math:mrow>
        <math:mn>1</math:mn>
      </math:msup>
      <math:mi>,</math:mi>
      <math:mn>440</math:mn>
      <math:msup>
        <math:mrow>
          <math:mo math:stretchy="false">(</math:mo>
          <math:mroot>
            <math:mn>2</math:mn>
            <math:mn>12</math:mn>
          </math:mroot>
          <math:mo math:stretchy="false">)</math:mo>
        </math:mrow>
        <math:mn>2</math:mn>
      </math:msup>
      <math:mi>,</math:mi>
      <math:mn>440</math:mn>
      <math:msup>
        <math:mrow>
          <math:mo math:stretchy="false">(</math:mo>
          <math:mroot>
            <math:mn>2</math:mn>
            <math:mn>12</math:mn>
          </math:mroot>
          <math:mo math:stretchy="false">)</math:mo>
        </math:mrow>
        <math:mn>3</math:mn>
      </math:msup>
      <math:mi>,</math:mi>
      <math:mn>440</math:mn>
      <math:msup>
        <math:mrow>
          <math:mo math:stretchy="false">(</math:mo>
          <math:mroot>
            <math:mn>2</math:mn>
            <math:mn>12</math:mn>
          </math:mroot>
          <math:mo math:stretchy="false">)</math:mo>
        </math:mrow>
        <math:mn>4</math:mn>
      </math:msup>
      <math:mi>,</math:mi>
      <math:mn>440</math:mn>
      <math:msup>
        <math:mrow>
          <math:mo math:stretchy="false">(</math:mo>
          <math:mroot>
            <math:mn>2</math:mn>
            <math:mn>12</math:mn>
          </math:mroot>
          <math:mo math:stretchy="false">)</math:mo>
        </math:mrow>
        <math:mn>5</math:mn>
      </math:msup>
      <math:mi>,</math:mi>
      <math:mn>440</math:mn>
      <math:msup>
        <math:mrow>
          <math:mo math:stretchy="false">(</math:mo>
          <math:mroot>
            <math:mn>2</math:mn>
            <math:mn>12</math:mn>
          </math:mroot>
          <math:mo math:stretchy="false">)</math:mo>
        </math:mrow>
        <math:mn>6</math:mn>
      </math:msup>
      <math:mi>,</math:mi>
      <math:mn>...</math:mn>
    </math:mrow>
    <math:annotation math:encoding="StarMath 5.0">440, 440 (nroot{12}{2})^1 , 440 (nroot{12}{2})^2 , 440 (nroot{12}{2})^3 , 440 (nroot{12}{2})^4 , 440 (nroot{12}{2})^5 , 440 (nroot{12}{2})^6 , ...</math:annotation>
  </math:semantics>
</math:math>
</file>

<file path=Object 11/content.xml><?xml version="1.0" encoding="utf-8"?>
<!DOCTYPE math  PUBLIC '-//OpenOffice.org//DTD Modified W3C MathML 1.01//EN'  'math.dtd'>
<math:math xmlns:math="http://www.w3.org/1998/Math/MathML">
  <math:semantics>
    <math:mrow>
      <math:mi>P</math:mi>
      <math:mrow>
        <math:mrow>
          <math:mo math:stretchy="false">(</math:mo>
          <math:mrow>
            <math:mi>X</math:mi>
            <math:mtext>or</math:mtext>
            <math:mi>Y</math:mi>
          </math:mrow>
          <math:mo math:stretchy="false">)</math:mo>
        </math:mrow>
        <math:mo math:stretchy="false">=</math:mo>
        <math:mi>P</math:mi>
      </math:mrow>
      <math:mrow>
        <math:mrow>
          <math:mo math:stretchy="false">(</math:mo>
          <math:mrow>
            <math:mi>X</math:mi>
            <math:mo math:stretchy="false">∪</math:mo>
            <math:mi>Y</math:mi>
          </math:mrow>
          <math:mo math:stretchy="false">)</math:mo>
        </math:mrow>
        <math:mo math:stretchy="false">=</math:mo>
        <math:mi>P</math:mi>
      </math:mrow>
      <math:mrow>
        <math:mrow>
          <math:mo math:stretchy="false">(</math:mo>
          <math:mi>X</math:mi>
          <math:mo math:stretchy="false">)</math:mo>
        </math:mrow>
        <math:mo math:stretchy="false">+</math:mo>
        <math:mi>P</math:mi>
      </math:mrow>
      <math:mrow>
        <math:mo math:stretchy="false">(</math:mo>
        <math:mi>Y</math:mi>
        <math:mo math:stretchy="false">)</math:mo>
      </math:mrow>
      <math:mi/>
      <math:mtext>if X and Y are mutually exclusive</math:mtext>
    </math:mrow>
    <math:annotation math:encoding="StarMath 5.0">P(X "or" Y) = P(X union Y) = P(X) + P(Y) ~~"if X and Y are mutually exclusive"
</math:annotation>
  </math:semantics>
</math:math>
</file>

<file path=Object 12/content.xml><?xml version="1.0" encoding="utf-8"?>
<!DOCTYPE math  PUBLIC '-//OpenOffice.org//DTD Modified W3C MathML 1.01//EN'  'math.dtd'>
<math:math xmlns:math="http://www.w3.org/1998/Math/MathML">
  <math:semantics>
    <math:mrow>
      <math:mi>P</math:mi>
      <math:mrow>
        <math:mrow>
          <math:mo math:stretchy="false">(</math:mo>
          <math:mrow>
            <math:mi>X</math:mi>
            <math:mtext>or</math:mtext>
            <math:mi>Y</math:mi>
          </math:mrow>
          <math:mo math:stretchy="false">)</math:mo>
        </math:mrow>
        <math:mo math:stretchy="false">=</math:mo>
        <math:mi>P</math:mi>
      </math:mrow>
      <math:mrow>
        <math:mrow>
          <math:mo math:stretchy="false">(</math:mo>
          <math:mrow>
            <math:mi>X</math:mi>
            <math:mo math:stretchy="false">∪</math:mo>
            <math:mi>Y</math:mi>
          </math:mrow>
          <math:mo math:stretchy="false">)</math:mo>
        </math:mrow>
        <math:mo math:stretchy="false">=</math:mo>
        <math:mi>P</math:mi>
      </math:mrow>
      <math:mrow>
        <math:mrow>
          <math:mo math:stretchy="false">(</math:mo>
          <math:mi>X</math:mi>
          <math:mo math:stretchy="false">)</math:mo>
        </math:mrow>
        <math:mo math:stretchy="false">+</math:mo>
        <math:mi>P</math:mi>
      </math:mrow>
      <math:mrow>
        <math:mrow>
          <math:mo math:stretchy="false">(</math:mo>
          <math:mi>Y</math:mi>
          <math:mo math:stretchy="false">)</math:mo>
        </math:mrow>
        <math:mo math:stretchy="false">−</math:mo>
        <math:mi>P</math:mi>
      </math:mrow>
      <math:mrow>
        <math:mo math:stretchy="false">(</math:mo>
        <math:mrow>
          <math:mi>X</math:mi>
          <math:mo math:stretchy="false">∩</math:mo>
          <math:mi>Y</math:mi>
        </math:mrow>
        <math:mo math:stretchy="false">)</math:mo>
      </math:mrow>
    </math:mrow>
    <math:annotation math:encoding="StarMath 5.0">P(X "or" Y) = P(X union Y) = P(X) + P(Y) - P(X intersection Y)
</math:annotation>
  </math:semantics>
</math:math>
</file>

<file path=Object 13/content.xml><?xml version="1.0" encoding="utf-8"?>
<!DOCTYPE math  PUBLIC '-//OpenOffice.org//DTD Modified W3C MathML 1.01//EN'  'math.dtd'>
<math:math xmlns:math="http://www.w3.org/1998/Math/MathML">
  <math:semantics>
    <math:mrow>
      <math:mi>P</math:mi>
      <math:mrow>
        <math:mrow>
          <math:mo math:stretchy="false">(</math:mo>
          <math:mrow>
            <math:mtext>King</math:mtext>
            <math:mo math:stretchy="false">∪</math:mo>
            <math:mtext>heart</math:mtext>
          </math:mrow>
          <math:mo math:stretchy="false">)</math:mo>
        </math:mrow>
        <math:mo math:stretchy="false">=</math:mo>
        <math:mi>P</math:mi>
      </math:mrow>
      <math:mrow>
        <math:mrow>
          <math:mo math:stretchy="false">(</math:mo>
          <math:mtext>King</math:mtext>
          <math:mo math:stretchy="false">)</math:mo>
        </math:mrow>
        <math:mo math:stretchy="false">+</math:mo>
        <math:mi>P</math:mi>
      </math:mrow>
      <math:mrow>
        <math:mrow>
          <math:mo math:stretchy="false">(</math:mo>
          <math:mtext>heart</math:mtext>
          <math:mo math:stretchy="false">)</math:mo>
        </math:mrow>
        <math:mo math:stretchy="false">−</math:mo>
        <math:mi>P</math:mi>
      </math:mrow>
      <math:mrow>
        <math:mrow>
          <math:mrow>
            <math:mrow>
              <math:mo math:stretchy="false">(</math:mo>
              <math:mrow>
                <math:mtext>King</math:mtext>
                <math:mo math:stretchy="false">∩</math:mo>
                <math:mtext>heart</math:mtext>
              </math:mrow>
              <math:mo math:stretchy="false">)</math:mo>
            </math:mrow>
            <math:mo math:stretchy="false">=</math:mo>
            <math:mrow>
              <math:mrow>
                <math:mfrac>
                  <math:mn>4</math:mn>
                  <math:mn>52</math:mn>
                </math:mfrac>
                <math:mo math:stretchy="false">+</math:mo>
                <math:mfrac>
                  <math:mn>13</math:mn>
                  <math:mn>52</math:mn>
                </math:mfrac>
              </math:mrow>
              <math:mo math:stretchy="false">−</math:mo>
              <math:mfrac>
                <math:mn>1</math:mn>
                <math:mn>52</math:mn>
              </math:mfrac>
            </math:mrow>
          </math:mrow>
          <math:mo math:stretchy="false">=</math:mo>
          <math:mfrac>
            <math:mn>16</math:mn>
            <math:mn>52</math:mn>
          </math:mfrac>
        </math:mrow>
        <math:mo math:stretchy="false">=</math:mo>
        <math:mfrac>
          <math:mn>4</math:mn>
          <math:mn>13</math:mn>
        </math:mfrac>
      </math:mrow>
    </math:mrow>
    <math:annotation math:encoding="StarMath 5.0">P("King" union "heart") = P("King") + P("heart") - P("King" intersection "heart")
= {4 over 52} + {13 over 52} - {1 over 52} = {16 over 52} = {4 over 13}
</math:annotation>
  </math:semantics>
</math:math>
</file>

<file path=Object 2/content.xml><?xml version="1.0" encoding="utf-8"?>
<!DOCTYPE math  PUBLIC '-//OpenOffice.org//DTD Modified W3C MathML 1.01//EN'  'math.dtd'>
<math:math xmlns:math="http://www.w3.org/1998/Math/MathML">
  <math:semantics>
    <math:mrow>
      <math:mi>P</math:mi>
      <math:mrow>
        <math:mrow>
          <math:mo math:stretchy="false">(</math:mo>
          <math:mrow>
            <math:mtext>face</math:mtext>
            <math:mo math:stretchy="false">∪</math:mo>
            <math:mtext>heart</math:mtext>
          </math:mrow>
          <math:mo math:stretchy="false">)</math:mo>
        </math:mrow>
        <math:mo math:stretchy="false">=</math:mo>
        <math:mi>P</math:mi>
      </math:mrow>
      <math:mrow>
        <math:mrow>
          <math:mo math:stretchy="false">(</math:mo>
          <math:mtext>face</math:mtext>
          <math:mo math:stretchy="false">)</math:mo>
        </math:mrow>
        <math:mo math:stretchy="false">+</math:mo>
        <math:mi>P</math:mi>
      </math:mrow>
      <math:mrow>
        <math:mrow>
          <math:mo math:stretchy="false">(</math:mo>
          <math:mtext>heart</math:mtext>
          <math:mo math:stretchy="false">)</math:mo>
        </math:mrow>
        <math:mo math:stretchy="false">−</math:mo>
        <math:mi>P</math:mi>
      </math:mrow>
      <math:mrow>
        <math:mrow>
          <math:mrow>
            <math:mrow>
              <math:mo math:stretchy="false">(</math:mo>
              <math:mrow>
                <math:mtext>face</math:mtext>
                <math:mo math:stretchy="false">∩</math:mo>
                <math:mtext>heart</math:mtext>
              </math:mrow>
              <math:mo math:stretchy="false">)</math:mo>
            </math:mrow>
            <math:mo math:stretchy="false">=</math:mo>
            <math:mrow>
              <math:mrow>
                <math:mfrac>
                  <math:mn>12</math:mn>
                  <math:mn>52</math:mn>
                </math:mfrac>
                <math:mo math:stretchy="false">+</math:mo>
                <math:mfrac>
                  <math:mn>13</math:mn>
                  <math:mn>52</math:mn>
                </math:mfrac>
              </math:mrow>
              <math:mo math:stretchy="false">−</math:mo>
              <math:mfrac>
                <math:mn>3</math:mn>
                <math:mn>52</math:mn>
              </math:mfrac>
            </math:mrow>
          </math:mrow>
          <math:mo math:stretchy="false">=</math:mo>
          <math:mfrac>
            <math:mn>22</math:mn>
            <math:mn>52</math:mn>
          </math:mfrac>
        </math:mrow>
        <math:mo math:stretchy="false">=</math:mo>
        <math:mfrac>
          <math:mn>11</math:mn>
          <math:mn>26</math:mn>
        </math:mfrac>
      </math:mrow>
    </math:mrow>
    <math:annotation math:encoding="StarMath 5.0">P("face" union "heart") = P("face") + P("heart") - P("face" intersection "heart")
= {12 over 52} + {13 over 52} - {3 over 52} = {22 over 52} = {11 over 26}
</math:annotation>
  </math:semantics>
</math:math>
</file>

<file path=Object 4/content.xml><?xml version="1.0" encoding="utf-8"?>
<!DOCTYPE math  PUBLIC '-//OpenOffice.org//DTD Modified W3C MathML 1.01//EN'  'math.dtd'>
<math:math xmlns:math="http://www.w3.org/1998/Math/MathML">
  <math:semantics>
    <math:mtable>
      <math:mtr>
        <math:mrow>
          <math:mi>cos</math:mi>
          <math:mrow>
            <math:mn>2A</math:mn>
            <math:mo math:stretchy="false">=</math:mo>
            <math:mn>1</math:mn>
          </math:mrow>
          <math:mi>–</math:mi>
          <math:mn>2</math:mn>
          <math:msup>
            <math:mi>sin</math:mi>
            <math:mn>2</math:mn>
          </math:msup>
          <math:mi>A</math:mi>
        </math:mrow>
      </math:mtr>
      <math:mtr>
        <math:mrow>
          <math:msup>
            <math:mi>sin</math:mi>
            <math:mn>2</math:mn>
          </math:msup>
          <math:mrow>
            <math:mi>A</math:mi>
            <math:mo math:stretchy="false">=</math:mo>
            <math:mfrac>
              <math:mn>1</math:mn>
              <math:mn>2</math:mn>
            </math:mfrac>
          </math:mrow>
          <math:mrow>
            <math:mo math:stretchy="false">(</math:mo>
            <math:mrow>
              <math:mn>1</math:mn>
              <math:mi>–</math:mi>
              <math:mi>cos</math:mi>
              <math:mn>2A</math:mn>
            </math:mrow>
            <math:mo math:stretchy="false">)</math:mo>
          </math:mrow>
        </math:mrow>
      </math:mtr>
      <math:mtr>
        <math:mrow>
          <math:mi>sin</math:mi>
          <math:mrow>
            <math:mi>A</math:mi>
            <math:mo math:stretchy="false">=</math:mo>
            <math:mrow>
              <math:mo math:stretchy="false">±</math:mo>
              <math:msqrt>
                <math:mfrac>
                  <math:mrow>
                    <math:mn>1</math:mn>
                    <math:mi>–</math:mi>
                    <math:mi>cos</math:mi>
                    <math:mn>2A</math:mn>
                  </math:mrow>
                  <math:mn>2</math:mn>
                </math:mfrac>
              </math:msqrt>
            </math:mrow>
          </math:mrow>
        </math:mrow>
      </math:mtr>
      <math:mtr>
        <math:mrow>
          <math:mi>sin</math:mi>
          <math:mrow>
            <math:mfrac>
              <math:mi>x</math:mi>
              <math:mn>2</math:mn>
            </math:mfrac>
            <math:mo math:stretchy="false">=</math:mo>
            <math:mrow>
              <math:mo math:stretchy="false">±</math:mo>
              <math:msqrt>
                <math:mfrac>
                  <math:mrow>
                    <math:mn>1</math:mn>
                    <math:mi>–</math:mi>
                    <math:mi>cos</math:mi>
                    <math:mi>x</math:mi>
                  </math:mrow>
                  <math:mn>2</math:mn>
                </math:mfrac>
              </math:msqrt>
            </math:mrow>
          </math:mrow>
        </math:mrow>
      </math:mtr>
    </math:mtable>
    <math:annotation math:encoding="StarMath 5.0">cos 2A = 1 – 2 sin^2 A newline
sin^2 A = {1 over 2} (1 – cos 2A) newline
sin A = +- sqrt {{1 – cos 2A} over 2} newline
sin {x over 2} = +- sqrt {{1 – cos x} over 2}
</math:annotation>
  </math:semantics>
</math:math>
</file>

<file path=Object 5/content.xml><?xml version="1.0" encoding="utf-8"?>
<math xmlns="http://www.w3.org/1998/Math/MathML">
  <semantics>
    <mtable>
      <mtr>
        <mtd>
          <mrow>
            <mi>cos</mi>
            <mrow>
              <mn>2A</mn>
              <mi mathvariant="normal">=</mi>
              <mn>2</mn>
            </mrow>
            <msup>
              <mi>cos</mi>
              <mn>2</mn>
            </msup>
            <mrow>
              <mi>A</mi>
              <mi mathvariant="normal">−</mi>
              <mn>1</mn>
            </mrow>
          </mrow>
        </mtd>
      </mtr>
      <mtr>
        <mtd>
          <mrow>
            <msup>
              <mi>cos</mi>
              <mn>2</mn>
            </msup>
            <mrow>
              <mi>A</mi>
              <mi mathvariant="normal">=</mi>
              <mfrac>
                <mn>1</mn>
                <mn>2</mn>
              </mfrac>
            </mrow>
            <mrow>
              <mo stretchy="false">(</mo>
              <mrow>
                <mi>cos</mi>
                <mrow>
                  <mn>2A</mn>
                  <mo stretchy="false">+</mo>
                  <mn>1</mn>
                </mrow>
              </mrow>
              <mo stretchy="false">)</mo>
            </mrow>
          </mrow>
        </mtd>
      </mtr>
      <mtr>
        <mtd>
          <mrow>
            <mi>cos</mi>
            <mrow>
              <mi>A</mi>
              <mi mathvariant="normal">=</mi>
              <mrow>
                <mi mathvariant="normal">±</mi>
                <msqrt>
                  <mfrac>
                    <mrow>
                      <mi>cos</mi>
                      <mrow>
                        <mn>2A</mn>
                        <mo stretchy="false">+</mo>
                        <mn>1</mn>
                      </mrow>
                    </mrow>
                    <mn>2</mn>
                  </mfrac>
                </msqrt>
              </mrow>
            </mrow>
          </mrow>
        </mtd>
      </mtr>
      <mtr>
        <mtd>
          <mrow>
            <mi>cos</mi>
            <mrow>
              <mfrac>
                <mi>x</mi>
                <mn>2</mn>
              </mfrac>
              <mi mathvariant="normal">=</mi>
              <mrow>
                <mi mathvariant="normal">±</mi>
                <msqrt>
                  <mfrac>
                    <mrow>
                      <mi>cos</mi>
                      <mrow>
                        <mi>x</mi>
                        <mo stretchy="false">+</mo>
                        <mn>1</mn>
                      </mrow>
                    </mrow>
                    <mn>2</mn>
                  </mfrac>
                </msqrt>
              </mrow>
            </mrow>
          </mrow>
        </mtd>
      </mtr>
    </mtable>
    <annotation encoding="StarMath 5.0">cos 2A = 2 cos^2 A - 1 newline
cos^2 A = {1 over 2} (cos 2A + 1) newline
cos A = +- sqrt {{cos 2A + 1 } over 2} newline
cos {x over 2} = +- sqrt {{cos x + 1} over 2}
</annotation>
  </semantics>
</math>
</file>

<file path=Object 6/content.xml><?xml version="1.0" encoding="utf-8"?>
<!DOCTYPE math  PUBLIC '-//OpenOffice.org//DTD Modified W3C MathML 1.01//EN'  'math.dtd'>
<math:math xmlns:math="http://www.w3.org/1998/Math/MathML">
  <math:semantics>
    <math:mtable>
      <math:mtr>
        <math:mrow>
          <math:msup>
            <math:mi>r</math:mi>
            <math:mn>12</math:mn>
          </math:msup>
          <math:mo math:stretchy="false">=</math:mo>
          <math:mn>2</math:mn>
        </math:mrow>
      </math:mtr>
      <math:mtr>
        <math:mrow>
          <math:mrow>
            <math:mrow>
              <math:mi>r</math:mi>
              <math:mo math:stretchy="false">=</math:mo>
              <math:mroot>
                <math:mn>2</math:mn>
                <math:mn>12</math:mn>
              </math:mroot>
            </math:mrow>
            <math:mo math:stretchy="false">=</math:mo>
            <math:mn>1.059463</math:mn>
          </math:mrow>
          <math:mn>...</math:mn>
        </math:mrow>
      </math:mtr>
    </math:mtable>
    <math:annotation math:encoding="StarMath 5.0">r^12 = 2 newline
r = nroot{12}{2} = 1.059463...</math:annotation>
  </math:semantics>
</math:math>
</file>